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Sessões para peças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1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 -<text:s/>Sessões para peças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08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a atividade: Link “Gerenciar Sessões” / “Cadastrar Sessões” / “Sessões para peças”; o software está perdendo a configuração da posição e a máscara do componente de inserção de data e hora da sessão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text:s/>V2.0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3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<text:s/>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<text:s/>Sessões para peç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00:00Z</meta:creation-date>
    <dc:date>2015-06-13T14:47:00Z</dc:date>
    <meta:template xlink:href="Normal" xlink:type="simple"/>
    <meta:editing-cycles>3</meta:editing-cycles>
    <meta:editing-duration>PT240S</meta:editing-duration>
    <meta:document-statistic meta:page-count="2" meta:paragraph-count="1" meta:word-count="137" meta:character-count="878" meta:row-count="6" meta:non-whitespace-character-count="742"/>
  </office:meta>
</office:document-meta>
</file>